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F810000059044053676.jpg" manifest:media-type="image/jpeg"/>
  <manifest:file-entry manifest:full-path="styles.xml" manifest:media-type="text/xml"/>
  <manifest:file-entry manifest:full-path="OLELinks/_141545863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 style:master-page-name="Standard">
      <style:table-properties style:width="16.397cm" fo:margin-left="-0.199cm" style:page-number="auto" fo:break-before="page" table:align="left" style:writing-mode="lr-tb"/>
    </style:style>
    <style:style style:name="Tableau1.A" style:family="table-column">
      <style:table-column-properties style:column-width="8.19cm"/>
    </style:style>
    <style:style style:name="Tableau1.B" style:family="table-column">
      <style:table-column-properties style:column-width="8.2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.212cm" fo:margin-bottom="0cm" style:contextual-spacing="false"/>
      <style:text-properties style:font-name="Ubuntu"/>
    </style:style>
    <style:style style:name="P4" style:family="paragraph" style:parent-style-name="Standard">
      <style:paragraph-properties fo:margin-top="0.212cm" fo:margin-bottom="0cm" style:contextual-spacing="false" fo:text-align="center" style:justify-single-word="false"/>
      <style:text-properties style:font-name="Ubuntu"/>
    </style:style>
    <style:style style:name="P5" style:family="paragraph" style:parent-style-name="Standard">
      <style:paragraph-properties fo:margin-top="0.212cm" fo:margin-bottom="0cm" style:contextual-spacing="false"/>
      <style:text-properties style:font-name="Ubuntu" officeooo:paragraph-rsid="00363a6c"/>
    </style:style>
    <style:style style:name="P6" style:family="paragraph" style:parent-style-name="Standard">
      <style:paragraph-properties fo:margin-top="0.212cm" fo:margin-bottom="0cm" style:contextual-spacing="false"/>
      <style:text-properties style:font-name="Ubuntu" fo:font-size="10pt" officeooo:rsid="0065f112" officeooo:paragraph-rsid="0065f112" style:font-size-asian="10pt" style:font-size-complex="10pt"/>
    </style:style>
    <style:style style:name="P7" style:family="paragraph" style:parent-style-name="Standard">
      <style:paragraph-properties fo:margin-top="0.212cm" fo:margin-bottom="0cm" style:contextual-spacing="false"/>
      <style:text-properties style:font-name="Ubuntu" fo:font-size="10pt" officeooo:rsid="00679e14" officeooo:paragraph-rsid="00679e14" style:font-size-asian="10pt" style:font-size-complex="10pt"/>
    </style:style>
    <style:style style:name="P8" style:family="paragraph" style:parent-style-name="Standard">
      <style:paragraph-properties fo:margin-top="0.212cm" fo:margin-bottom="0cm" style:contextual-spacing="false"/>
      <style:text-properties style:font-name="Ubuntu" fo:font-size="10pt" officeooo:rsid="00679e14" officeooo:paragraph-rsid="0069181f" style:font-size-asian="10pt" style:font-size-complex="10pt"/>
    </style:style>
    <style:style style:name="P9" style:family="paragraph" style:parent-style-name="Standard">
      <style:paragraph-properties fo:margin-top="0.212cm" fo:margin-bottom="0cm" style:contextual-spacing="false"/>
      <style:text-properties style:font-name="Ubuntu" fo:font-size="10pt" officeooo:rsid="0069181f" officeooo:paragraph-rsid="0069181f" style:font-size-asian="10pt" style:font-size-complex="10pt"/>
    </style:style>
    <style:style style:name="P10" style:family="paragraph" style:parent-style-name="Standard">
      <style:paragraph-properties fo:margin-top="0.212cm" fo:margin-bottom="0cm" style:contextual-spacing="false"/>
      <style:text-properties style:font-name="Ubuntu" fo:font-size="10pt" officeooo:rsid="0069ee20" officeooo:paragraph-rsid="0069ee20" style:font-size-asian="10pt" style:font-size-complex="10pt"/>
    </style:style>
    <style:style style:name="P11" style:family="paragraph" style:parent-style-name="Standard">
      <style:paragraph-properties fo:margin-top="0.212cm" fo:margin-bottom="0cm" style:contextual-spacing="false"/>
      <style:text-properties style:font-name="Ubuntu" fo:font-size="10pt" officeooo:rsid="0067ad6c" officeooo:paragraph-rsid="0067ad6c" style:font-name-asian="Times New Roman" style:font-size-asian="10pt" style:font-name-complex="Times New Roman" style:font-size-complex="10pt"/>
    </style:style>
    <style:style style:name="P12" style:family="paragraph" style:parent-style-name="Standard">
      <style:paragraph-properties fo:margin-top="0.212cm" fo:margin-bottom="0cm" style:contextual-spacing="false"/>
      <style:text-properties style:font-name="Ubuntu" fo:font-size="10pt" officeooo:rsid="0067f67d" officeooo:paragraph-rsid="0067ad6c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margin-top="0.212cm" fo:margin-bottom="0cm" style:contextual-spacing="false"/>
      <style:text-properties style:font-name="Ubuntu" fo:font-size="10pt" style:text-underline-style="solid" style:text-underline-width="auto" style:text-underline-color="font-color" fo:font-weight="bold" officeooo:rsid="0065f112" officeooo:paragraph-rsid="0065f11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.212cm" fo:margin-bottom="0cm" style:contextual-spacing="false"/>
      <style:text-properties style:font-name="Ubuntu" fo:font-size="10pt" style:text-underline-style="solid" style:text-underline-width="auto" style:text-underline-color="font-color" fo:font-weight="bold" officeooo:rsid="0069181f" officeooo:paragraph-rsid="0069181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.212cm" fo:margin-bottom="0cm" style:contextual-spacing="false"/>
      <style:text-properties style:font-name="Ubuntu" fo:font-size="10pt" style:text-underline-style="solid" style:text-underline-width="auto" style:text-underline-color="font-color" fo:font-weight="bold" officeooo:rsid="006eef1a" officeooo:paragraph-rsid="006eef1a" style:font-size-asian="10pt" style:font-weight-asian="bold" style:font-size-complex="10pt" style:font-weight-complex="bold"/>
    </style:style>
    <style:style style:name="P16" style:family="paragraph" style:parent-style-name="Standard" style:master-page-name="">
      <style:paragraph-properties fo:margin-top="0.212cm" fo:margin-bottom="0cm" style:contextual-spacing="false" style:page-number="auto" fo:break-before="auto" fo:break-after="auto"/>
      <style:text-properties style:font-name="Ubuntu" style:font-name-complex="Arial"/>
    </style:style>
    <style:style style:name="P17" style:family="paragraph" style:parent-style-name="Standard">
      <style:paragraph-properties fo:margin-left="1.249cm" fo:margin-right="0cm" fo:margin-top="0.212cm" fo:margin-bottom="0cm" style:contextual-spacing="false" fo:text-indent="-0.635cm" style:auto-text-indent="false"/>
      <style:text-properties style:font-name="Ubuntu" fo:font-size="10pt" officeooo:rsid="0066153b" officeooo:paragraph-rsid="0066153b" style:font-size-asian="10pt" style:font-size-complex="10pt"/>
    </style:style>
    <style:style style:name="P18" style:family="paragraph" style:parent-style-name="Standard" style:list-style-name="L1">
      <style:paragraph-properties fo:margin-top="0.212cm" fo:margin-bottom="0cm" style:contextual-spacing="false"/>
      <style:text-properties style:font-name="Ubuntu" fo:font-size="10pt" officeooo:rsid="0065f112" officeooo:paragraph-rsid="0065f112" style:font-size-asian="10pt" style:font-size-complex="10pt"/>
    </style:style>
    <style:style style:name="P19" style:family="paragraph" style:parent-style-name="Standard" style:list-style-name="L1">
      <style:paragraph-properties fo:margin-top="0.212cm" fo:margin-bottom="0cm" style:contextual-spacing="false"/>
      <style:text-properties style:font-name="Ubuntu" fo:font-size="10pt" officeooo:rsid="0066153b" officeooo:paragraph-rsid="0066153b" style:font-size-asian="10pt" style:font-size-complex="10pt"/>
    </style:style>
    <style:style style:name="P20" style:family="paragraph" style:parent-style-name="Standard" style:list-style-name="L1">
      <style:paragraph-properties fo:margin-top="0.212cm" fo:margin-bottom="0cm" style:contextual-spacing="false"/>
      <style:text-properties style:font-name="Ubuntu" fo:font-size="10pt" officeooo:rsid="00679e14" officeooo:paragraph-rsid="00679e14" style:font-size-asian="10pt" style:font-size-complex="10pt"/>
    </style:style>
    <style:style style:name="P21" style:family="paragraph" style:parent-style-name="Standard" style:list-style-name="L3">
      <style:paragraph-properties fo:margin-top="0.212cm" fo:margin-bottom="0cm" style:contextual-spacing="false"/>
      <style:text-properties style:font-name="Ubuntu" fo:font-size="10pt" officeooo:rsid="0069181f" officeooo:paragraph-rsid="0069181f" style:font-size-asian="10pt" style:font-size-complex="10pt"/>
    </style:style>
    <style:style style:name="P22" style:family="paragraph" style:parent-style-name="Standard" style:list-style-name="L3">
      <style:paragraph-properties fo:margin-top="0.212cm" fo:margin-bottom="0cm" style:contextual-spacing="false"/>
      <style:text-properties style:font-name="Ubuntu" fo:font-size="10pt" officeooo:rsid="0069181f" officeooo:paragraph-rsid="00723851" style:font-size-asian="10pt" style:font-size-complex="10pt"/>
    </style:style>
    <style:style style:name="P23" style:family="paragraph" style:parent-style-name="Standard" style:list-style-name="L4">
      <style:paragraph-properties fo:margin-top="0.212cm" fo:margin-bottom="0cm" style:contextual-spacing="false"/>
      <style:text-properties style:font-name="Ubuntu" fo:font-size="10pt" officeooo:rsid="0069ee20" officeooo:paragraph-rsid="006a2979" style:font-size-asian="10pt" style:font-size-complex="10pt"/>
    </style:style>
    <style:style style:name="P24" style:family="paragraph" style:parent-style-name="Standard" style:list-style-name="L4">
      <style:paragraph-properties fo:margin-top="0.212cm" fo:margin-bottom="0cm" style:contextual-spacing="false"/>
      <style:text-properties style:font-name="Ubuntu" fo:font-size="10pt" officeooo:rsid="0069ee20" officeooo:paragraph-rsid="0069ee20" style:font-size-asian="10pt" style:font-size-complex="10pt"/>
    </style:style>
    <style:style style:name="P25" style:family="paragraph" style:parent-style-name="Standard" style:list-style-name="L4">
      <style:paragraph-properties fo:margin-top="0.212cm" fo:margin-bottom="0cm" style:contextual-spacing="false"/>
      <style:text-properties style:font-name="Ubuntu" fo:font-size="10pt" officeooo:rsid="006a2979" officeooo:paragraph-rsid="006a2979" style:font-size-asian="10pt" style:font-size-complex="10pt"/>
    </style:style>
    <style:style style:name="P26" style:family="paragraph" style:parent-style-name="Standard" style:list-style-name="L4">
      <style:paragraph-properties fo:margin-top="0.212cm" fo:margin-bottom="0cm" style:contextual-spacing="false"/>
      <style:text-properties style:font-name="Ubuntu" fo:font-size="10pt" officeooo:rsid="006a2979" officeooo:paragraph-rsid="006bf004" style:font-size-asian="10pt" style:font-size-complex="10pt"/>
    </style:style>
    <style:style style:name="P27" style:family="paragraph" style:parent-style-name="Standard">
      <style:paragraph-properties fo:margin-top="0.212cm" fo:margin-bottom="0cm" style:contextual-spacing="false"/>
      <style:text-properties style:font-name="Ubuntu" fo:font-size="10pt" officeooo:rsid="00723851" officeooo:paragraph-rsid="00723851" style:font-size-asian="10pt" style:font-size-complex="10pt"/>
    </style:style>
    <style:style style:name="P28" style:family="paragraph" style:parent-style-name="Standard" style:list-style-name="L2">
      <style:paragraph-properties fo:margin-top="0.212cm" fo:margin-bottom="0cm" style:contextual-spacing="false"/>
      <style:text-properties style:font-name="Ubuntu" fo:font-size="10pt" officeooo:rsid="0067ad6c" officeooo:paragraph-rsid="0067ad6c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.212cm" fo:margin-bottom="0cm" style:contextual-spacing="false"/>
      <style:text-properties style:font-name="Ubuntu" fo:font-size="10pt" style:text-underline-style="solid" style:text-underline-width="auto" style:text-underline-color="font-color" fo:font-weight="bold" officeooo:rsid="00714b20" officeooo:paragraph-rsid="00714b20" style:font-name-asian="Times New Roman" style:font-size-asian="10pt" style:font-weight-asian="bold" style:font-name-complex="Times New Roman" style:font-size-complex="10pt" style:font-weight-complex="bold"/>
    </style:style>
    <style:style style:name="P30" style:family="paragraph" style:parent-style-name="Standard" style:list-style-name="L5">
      <style:paragraph-properties fo:margin-top="0.212cm" fo:margin-bottom="0cm" style:contextual-spacing="false"/>
      <style:text-properties style:font-name="Ubuntu" fo:font-size="10pt" style:text-underline-style="none" fo:font-weight="normal" officeooo:rsid="00714b20" officeooo:paragraph-rsid="00714b20" style:font-size-asian="10pt" style:font-weight-asian="normal" style:font-size-complex="10pt" style:font-weight-complex="normal"/>
    </style:style>
    <style:style style:name="P31" style:family="paragraph" style:parent-style-name="Standard" style:list-style-name="L6">
      <style:paragraph-properties fo:margin-top="0.212cm" fo:margin-bottom="0cm" style:contextual-spacing="false"/>
      <style:text-properties style:font-name="Ubuntu" fo:font-size="10pt" style:text-underline-style="none" fo:font-weight="normal" officeooo:rsid="00714b20" officeooo:paragraph-rsid="00714b20" style:font-size-asian="10pt" style:font-weight-asian="normal" style:font-size-complex="10pt" style:font-weight-complex="normal"/>
    </style:style>
    <style:style style:name="P32" style:family="paragraph" style:parent-style-name="Standard" style:list-style-name="L5">
      <style:paragraph-properties fo:margin-top="0.212cm" fo:margin-bottom="0cm" style:contextual-spacing="false"/>
      <style:text-properties style:font-name="Ubuntu" fo:font-size="10pt" style:text-underline-style="none" fo:font-weight="normal" officeooo:rsid="00714b20" officeooo:paragraph-rsid="00714b20" style:font-name-asian="Times New Roman" style:font-size-asian="10pt" style:font-weight-asian="normal" style:font-name-complex="Times New Roman" style:font-size-complex="10pt" style:font-weight-complex="normal"/>
    </style:style>
    <style:style style:name="P33" style:family="paragraph" style:parent-style-name="Standard" style:list-style-name="L6">
      <style:paragraph-properties fo:margin-top="0.212cm" fo:margin-bottom="0cm" style:contextual-spacing="false"/>
      <style:text-properties style:font-name="Ubuntu" fo:font-size="10pt" style:text-underline-style="none" fo:font-weight="normal" officeooo:rsid="007199ce" officeooo:paragraph-rsid="007199ce" style:font-name-asian="Times New Roman" style:font-size-asian="10pt" style:font-weight-asian="normal" style:font-name-complex="Times New Roman" style:font-size-complex="10pt" style:font-weight-complex="normal"/>
    </style:style>
    <style:style style:name="P34" style:family="paragraph" style:parent-style-name="Standard" style:list-style-name="L5">
      <style:paragraph-properties fo:margin-top="0.212cm" fo:margin-bottom="0cm" style:contextual-spacing="false"/>
      <style:text-properties style:font-name="Ubuntu" fo:font-size="10pt" style:text-underline-style="none" fo:font-weight="normal" officeooo:rsid="0073968a" officeooo:paragraph-rsid="0073968a" style:font-name-asian="Times New Roman" style:font-size-asian="10pt" style:font-weight-asian="normal" style:font-name-complex="Times New Roman" style:font-size-complex="10pt" style:font-weight-complex="normal"/>
    </style:style>
    <style:style style:name="P35" style:family="paragraph" style:parent-style-name="Standard" style:list-style-name="L6">
      <style:paragraph-properties fo:margin-top="0.212cm" fo:margin-bottom="0cm" style:contextual-spacing="false"/>
      <style:text-properties style:font-name="Ubuntu" fo:font-size="10pt" fo:font-weight="normal" officeooo:rsid="0073968a" officeooo:paragraph-rsid="0073968a" style:font-name-asian="Times New Roman" style:font-size-asian="10pt" style:font-weight-asian="normal" style:font-name-complex="Times New Roman" style:font-size-complex="10pt" style:font-weight-complex="normal"/>
    </style:style>
    <style:style style:name="P36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style:font-name="Ubuntu" fo:font-size="10pt" officeooo:rsid="0065f112" officeooo:paragraph-rsid="0065f112" style:font-size-asian="10pt" style:font-size-complex="10pt"/>
    </style:style>
    <style:style style:name="P37" style:family="paragraph" style:parent-style-name="Standard" style:list-style-name="L1">
      <style:paragraph-properties fo:margin-left="2.498cm" fo:margin-right="0cm" fo:margin-top="0.212cm" fo:margin-bottom="0cm" style:contextual-spacing="false" fo:text-indent="-0.635cm" style:auto-text-indent="false"/>
      <style:text-properties style:font-name="Ubuntu" fo:font-size="10pt" officeooo:rsid="0066153b" officeooo:paragraph-rsid="0066153b" style:font-size-asian="10pt" style:font-size-complex="10pt"/>
    </style:style>
    <style:style style:name="P38" style:family="paragraph" style:parent-style-name="Standard" style:list-style-name="L1">
      <style:paragraph-properties fo:margin-left="1.249cm" fo:margin-right="0cm" fo:margin-top="0.212cm" fo:margin-bottom="0cm" style:contextual-spacing="false" fo:text-indent="-0.635cm" style:auto-text-indent="false"/>
      <style:text-properties style:font-name="Ubuntu" fo:font-size="10pt" officeooo:rsid="0066153b" officeooo:paragraph-rsid="0066153b" style:font-size-asian="10pt" style:font-size-complex="10pt"/>
    </style:style>
    <style:style style:name="P39" style:family="paragraph" style:parent-style-name="Standard" style:list-style-name="L1">
      <style:paragraph-properties fo:margin-left="0cm" fo:margin-right="0cm" fo:margin-top="0.212cm" fo:margin-bottom="0cm" style:contextual-spacing="false" fo:text-indent="0cm" style:auto-text-indent="false"/>
      <style:text-properties style:font-name="Ubuntu" fo:font-size="10pt" style:text-underline-style="solid" style:text-underline-width="auto" style:text-underline-color="font-color" fo:font-weight="bold" officeooo:rsid="0066153b" officeooo:paragraph-rsid="0066153b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1.249cm" fo:margin-right="0cm" fo:margin-top="0.212cm" fo:margin-bottom="0cm" style:contextual-spacing="false" fo:text-indent="0cm" style:auto-text-indent="false"/>
      <style:text-properties style:font-name="Ubuntu" fo:font-size="10pt" style:text-underline-style="none" fo:font-weight="bold" officeooo:rsid="00714b20" officeooo:paragraph-rsid="00714b20" style:font-name-asian="Times New Roman" style:font-size-asian="10pt" style:font-weight-asian="bold" style:font-name-complex="Times New Roman" style:font-size-complex="10pt" style:font-weight-complex="bold"/>
    </style:style>
    <style:style style:name="T1" style:family="text">
      <style:text-properties officeooo:rsid="0066153b"/>
    </style:style>
    <style:style style:name="T2" style:family="text">
      <style:text-properties officeooo:rsid="00679e14"/>
    </style:style>
    <style:style style:name="T3" style:family="text">
      <style:text-properties officeooo:rsid="0069181f"/>
    </style:style>
    <style:style style:name="T4" style:family="text">
      <style:text-properties officeooo:rsid="006a2979"/>
    </style:style>
    <style:style style:name="T5" style:family="text">
      <style:text-properties officeooo:rsid="006bf004"/>
    </style:style>
    <style:style style:name="T6" style:family="text">
      <style:text-properties officeooo:rsid="006e3513"/>
    </style:style>
    <style:style style:name="T7" style:family="text">
      <style:text-properties fo:font-size="14pt" fo:font-weight="bold" style:font-size-asian="14pt" style:font-weight-asian="bold" style:font-name-complex="Arial" style:font-size-complex="14pt"/>
    </style:style>
    <style:style style:name="T8" style:family="text">
      <style:text-properties fo:font-size="14pt" fo:font-weight="bold" officeooo:rsid="0065f112" style:font-size-asian="14pt" style:font-weight-asian="bold" style:font-name-complex="Arial" style:font-size-complex="14pt"/>
    </style:style>
    <style:style style:name="T9" style:family="text">
      <style:text-properties fo:font-size="14pt" fo:font-weight="bold" officeooo:rsid="0061e1aa" style:font-size-asian="14pt" style:font-weight-asian="bold" style:font-name-complex="Arial" style:font-size-complex="14pt"/>
    </style:style>
    <style:style style:name="T10" style:family="text">
      <style:text-properties fo:font-size="14pt" fo:font-weight="bold" officeooo:rsid="005417fc" style:font-size-asian="14pt" style:font-weight-asian="bold" style:font-name-complex="Arial" style:font-size-complex="14pt"/>
    </style:style>
    <style:style style:name="T11" style:family="text">
      <style:text-properties style:font-name-complex="Arial"/>
    </style:style>
    <style:style style:name="T12" style:family="text">
      <style:text-properties officeooo:rsid="0065f112" style:font-name-complex="Arial"/>
    </style:style>
    <style:style style:name="T13" style:family="text">
      <style:text-properties officeooo:rsid="00267b42" style:font-name-complex="Arial"/>
    </style:style>
    <style:style style:name="T14" style:family="text">
      <style:text-properties officeooo:rsid="00363a6c" style:font-name-complex="Arial"/>
    </style:style>
    <style:style style:name="T15" style:family="text">
      <style:text-properties style:font-name-asian="Times New Roman" style:font-name-complex="Times New Roman"/>
    </style:style>
    <style:style style:name="T16" style:family="text">
      <style:text-properties officeooo:rsid="0067ad6c" style:font-name-asian="Times New Roman" style:font-name-complex="Times New Roman"/>
    </style:style>
    <style:style style:name="T17" style:family="text">
      <style:text-properties officeooo:rsid="006e3513" style:font-name-asian="Times New Roman" style:font-name-complex="Times New Roman"/>
    </style:style>
    <style:style style:name="T18" style:family="text">
      <style:text-properties officeooo:rsid="006a2979" style:font-name-asian="Times New Roman" style:font-name-complex="Times New Roman"/>
    </style:style>
    <style:style style:name="T19" style:family="text">
      <style:text-properties officeooo:rsid="006bf004" style:font-name-asian="Times New Roman" style:font-name-complex="Times New Roman"/>
    </style:style>
    <style:style style:name="T20" style:family="text">
      <style:text-properties officeooo:rsid="006dcea0" style:font-name-asian="Times New Roman" style:font-name-complex="Times New Roman"/>
    </style:style>
    <style:style style:name="T21" style:family="text">
      <style:text-properties officeooo:rsid="006eef1a" style:font-name-asian="Times New Roman" style:font-name-complex="Times New Roman"/>
    </style:style>
    <style:style style:name="T22" style:family="text">
      <style:text-properties officeooo:rsid="006f88df" style:font-name-asian="Times New Roman" style:font-name-complex="Times New Roman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6153b" style:font-weight-asian="bold" style:font-weight-complex="bold"/>
    </style:style>
    <style:style style:name="T25" style:family="text">
      <style:text-properties fo:font-weight="bold" style:font-name-asian="Times New Roman" style:font-weight-asian="bold" style:font-name-complex="Times New Roman" style:font-weight-complex="bold"/>
    </style:style>
    <style:style style:name="T26" style:family="text">
      <style:text-properties fo:font-weight="bold" officeooo:rsid="0066153b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6bf004" style:font-name-asian="Times New Roman" style:font-weight-asian="bold" style:font-name-complex="Times New Roman" style:font-weight-complex="bold"/>
    </style:style>
    <style:style style:name="T28" style:family="text">
      <style:text-properties fo:font-weight="bold" officeooo:rsid="006eef1a" style:font-name-asian="Times New Roman" style:font-weight-asian="bold" style:font-name-complex="Times New Roman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6eef1a"/>
    </style:style>
    <style:style style:name="T31" style:family="text">
      <style:text-properties officeooo:rsid="007199ce"/>
    </style:style>
    <style:style style:name="T32" style:family="text">
      <style:text-properties officeooo:rsid="00723851"/>
    </style:style>
    <style:style style:name="T33" style:family="text">
      <style:text-properties officeooo:rsid="0073968a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officeooo:rsid="006a2979"/>
    </style:style>
    <style:style style:name="T36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4"><text:span text:style-name="T7">Fiche d</text:span><text:span text:style-name="T8">'anomalie</text:span><text:span text:style-name="T9"> </text:span><text:span text:style-name="T7">N°</text:span><text:span text:style-name="T10">2</text:span><text:span text:style-name="T8">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"><text:span text:style-name="T11">Date d’ouverture : </text:span><text:span text:style-name="T12">02</text:span><text:span text:style-name="T13">/0</text:span><text:span text:style-name="T12">7</text:span><text:span text:style-name="T13">/201</text:span><text:span text:style-name="T14">6</text:span></text:p>
          </table:table-cell>
          <table:table-cell table:style-name="Tableau1.B2" office:value-type="string">
            <text:p text:style-name="P5"><text:span text:style-name="T11">Date de clôture : <text:s text:c="21"/> 4</text:span><text:bookmark text:name="_1418046982"/><text:bookmark text:name="_1415458630"/><text:bookmark text:name="_1410177184"/><text:bookmark text:name="_1410176768"/><field:fieldmark-start text:name="__Fieldmark__67_696727199" field:type="vnd.oasis.opendocument.field.UNHANDLED"><field:param field:name="vnd.oasis.opendocument.field.code" field:value=" LINK Excel.Sheet.8 &quot;E:\\SCAO\\Projet SCAO\\Anomalies\\Gestion des anomalies.xls&quot; &quot;Feuil1!L5C4&quot; \a \f 4 \r  \* MERGEFORMAT "/><field:param field:name="vnd.oasis.opendocument.field.id" field:value="56"/><field:param field:name="vnd.oasis.opendocument.field.ole" field:value="_1415458630"/></field:fieldmark-start><field:fieldmark-end/></text:p>
          </table:table-cell>
        </table:table-row>
        <table:table-row table:style-name="Tableau1.1">
          <table:table-cell table:style-name="Tableau1.B2" table:number-columns-spanned="2" office:value-type="string">
            <text:p text:style-name="P6"><text:span text:style-name="T29">Constat :</text:span> Courant de commande des relais statiques insuffisant</text:p>
            <text:p text:style-name="P6">Description : Les commandes des 2 relais statiques <text:span text:style-name="T32">son</text:span>t générée<text:span text:style-name="T32">s</text:span> par le logiciel téléchargé dans la mémoire flash de la carte Arduino 101. <text:span text:style-name="T32">Chacune de ces 2 commandes, utilise l</text:span>'instruction digital write <text:span text:style-name="T32">qui </text:span>permet d<text:span text:style-name="T32">e l</text:span>'externaliser sur la sortie digitale <text:span text:style-name="T32">correspondante (</text:span>2 <text:span text:style-name="T6">et</text:span> 3<text:span text:style-name="T32">)</text:span>.</text:p>
            <text:p text:style-name="P13">Mesures :</text:p>
            <text:list xml:id="list5692920993500184570" text:style-name="L1">
              <text:list-item>
                <text:p text:style-name="P18">Tension sur la sortie digitale 2 <text:span text:style-name="T1">(état 1) </text:span>:</text:p>
              </text:list-item>
              <text:list-item>
                <text:p text:style-name="P36">3.27 V (à vide – <text:span text:style-name="T1">fil déconnecté</text:span>)</text:p>
              </text:list-item>
              <text:list-item>
                <text:p text:style-name="P37">1.18 V (en charge – fil connecté)</text:p>
              </text:list-item>
              <text:list-item>
                <text:p text:style-name="P38">Mesure de courant :</text:p>
              </text:list-item>
              <text:list-item>
                <text:p text:style-name="P37">0.33 mA ( le 5V → control 0 du relais) – commutation OK</text:p>
              </text:list-item>
              <text:list-item>
                <text:p text:style-name="P37">0.07 mA ( la sortie digitale 2 → control 0 du relais) – commutation NOK</text:p>
                <text:p text:style-name="P39">Analyse :</text:p>
              </text:list-item>
              <text:list-item>
                <text:p text:style-name="P19">La préconisation Arduino est 4 mA max, <text:span text:style-name="T2">visiblement 0.33 mA devrait être suffisant, mais la sortie digitale 2 n'arrive pas à les fournir</text:span></text:p>
              </text:list-item>
              <text:list-item>
                <text:p text:style-name="P20">La solution est l'insertion d'un <text:span text:style-name="T6">amplificateur de courant réalisé à l'aide de 2 </text:span>transistor<text:span text:style-name="T32">s</text:span> NPN de type 2N2222A.</text:p>
              </text:list-item>
            </text:list>
            <text:p text:style-name="P7"><text:span text:style-name="T3">Principe</text:span> :</text:p>
            <text:p text:style-name="P8">Hypothèses : gain=<text:span text:style-name="T15">β</text:span>=75, Ic=800mA max,</text:p>
            <text:p text:style-name="P8">Ib+Ic=Ie</text:p>
            <text:p text:style-name="P7">Ib*<text:span text:style-name="T15">β=Ic</text:span></text:p>
            <text:p text:style-name="P7"><text:span text:style-name="T15">Vbe=0 le transistor est bloqué →</text:span><text:span text:style-name="T16"> Ic=Ie=0 et Vce est quelconque positif, Vce&lt;Vce_max </text:span><text:span text:style-name="T17">(40 V) </text:span><text:span text:style-name="T16">sinon le transistor grille</text:span></text:p>
            <text:p text:style-name="P11">La résistance de base doit être calculée pour avoir un courant de base suffisant. Quand le transistor est utilisé en commutation, 2 cas sont possible :</text:p>
            <text:list xml:id="list6472663935034497128" text:style-name="L2">
              <text:list-item>
                <text:p text:style-name="P28">Le courant de base est nul et le transistor est bloqué, il est équivalent à un interrupteur <text:s/>ouvert</text:p>
              </text:list-item>
              <text:list-item>
                <text:p text:style-name="P28">Le courant de base est suffisant et le transistor est saturé, il est équivalent à un interrupteur fermé.</text:p>
              </text:list-item>
            </text:list>
            <text:p text:style-name="P12"/>
            <text:p text:style-name="P14">Schéma <text:span text:style-name="T6">de l'amplificateur de courant 2 voies </text:span>: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oft-page-break/></text:p>
            <text:p text:style-name="P9"><text:span text:style-name="T6">L'amplificateur de courant 2 voies est inséré entre les 2 sorties digitales de la carte Arduino et les 2 entrées « control » de la carte relais. Les 2 voies sont strictement identiques. Pour 1 voie, </text:span>Il est explicité pour la sortie digitale 2 de l'Arduino, il est le même pour la sortie digitale 3. <text:span text:style-name="T32">Chaque voie est réalisé à l'aide d'un transistor 2N2222A qui fonctionne en mode bloqué – saturé. Le schéma ci-dessus donne le schéma d'une voie.</text:span></text:p>
            <text:p text:style-name="P9"><text:span text:style-name="T30">Pour une voie, l</text:span>e <text:span text:style-name="T30">détail est le suivant</text:span> :</text:p>
            <text:list xml:id="list157086115382191026" text:style-name="L3">
              <text:list-item>
                <text:p text:style-name="P21">la sortie digitale 2 est connecté au travers d'une résistance Rb à la base</text:p>
              </text:list-item>
              <text:list-item>
                <text:p text:style-name="P21">le 5V est connecté au travers d'une résistance Rc au collecteur</text:p>
              </text:list-item>
              <text:list-item>
                <text:p text:style-name="P22">l'émetteur est connecté directement sur <text:s/><text:span text:style-name="T1">control 0 du relais, la mesure de courant 330 </text:span><text:span text:style-name="T18">μA</text:span><text:span text:style-name="T1"> ( le 5V → control 0 du relais) permet de calculer la résistance équivalente Re=5/330 </text:span><text:span text:style-name="T18">μA</text:span><text:span text:style-name="T1"> soit </text:span><text:span text:style-name="T24">Re=15k</text:span><text:span text:style-name="T26">Ω</text:span></text:p>
              </text:list-item>
            </text:list>
            <text:p text:style-name="P15">Calcul des résistances :</text:p>
            <text:p text:style-name="P27">Approximativement, les résistances Rc et Re sont traversées par le même courant. Re est inhérent au <text:span text:style-name="T33">montage et n'est pas modifiable. Rc sert à abaisser la tension pour que Vce puisse voisiner la valeur de saturation.</text:span></text:p>
            <text:p text:style-name="P10"><text:span text:style-name="T5">S</text:span>i l'on prend <text:span text:style-name="T23">Rc=10k</text:span><text:span text:style-name="T25">Ω</text:span><text:span text:style-name="T15"> :</text:span></text:p>
            <text:list xml:id="list73965435546738512" text:style-name="L4">
              <text:list-item>
                <text:p text:style-name="P23">Le courant Ic=(5-0.<text:span text:style-name="T30">3</text:span>)/<text:span text:style-name="T4">25 → 188 </text:span><text:span text:style-name="T18">μA </text:span><text:span text:style-name="T19">(0.</text:span><text:span text:style-name="T21">3</text:span><text:span text:style-name="T19"> V est la tension de saturation Vce)</text:span></text:p>
              </text:list-item>
              <text:list-item>
                <text:p text:style-name="P24">Le courant I<text:span text:style-name="T31">b</text:span>=(<text:span text:style-name="T30">188</text:span>/75)*<text:span text:style-name="T4">2=5.01 </text:span><text:span text:style-name="T18">μA </text:span><text:span text:style-name="T19">(75 est le gain du transistor, 2 est coefficient </text:span><text:span text:style-name="T20">de sécurité</text:span><text:span text:style-name="T19">)</text:span></text:p>
              </text:list-item>
              <text:list-item>
                <text:p text:style-name="P25">La tension Ve=15*<text:span text:style-name="T30">188</text:span> → 2.8<text:span text:style-name="T30">2</text:span> V</text:p>
              </text:list-item>
              <text:list-item>
                <text:p text:style-name="P24">La tension Vb=2.<text:span text:style-name="T5">82-0.7=2.12 V (0.7 V est la tension Vbe)</text:span></text:p>
              </text:list-item>
              <text:list-item>
                <text:p text:style-name="P25">La tension VRb=3.27-2.<text:span text:style-name="T5">12</text:span>=<text:span text:style-name="T5">1.15 (3.27 V correspond à l'état 1 fourni par l'Arduino)</text:span></text:p>
              </text:list-item>
              <text:list-item>
                <text:p text:style-name="P26"><text:span text:style-name="T15">La résistance Rb=</text:span><text:span text:style-name="T19">1.</text:span><text:span text:style-name="T22">15</text:span><text:span text:style-name="T15">/5.</text:span><text:span text:style-name="T22">01</text:span><text:span text:style-name="T15"> → Rb=</text:span><text:span text:style-name="T19">2</text:span><text:span text:style-name="T22">30</text:span><text:span text:style-name="T15"> kΩ →</text:span><text:span text:style-name="T19"> </text:span><text:span text:style-name="T27">R</text:span><text:span text:style-name="T28">b=</text:span><text:span text:style-name="T27">220 <text:s/></text:span><text:span text:style-name="T25">kΩ</text:span></text:p>
              </text:list-item>
            </text:list>
            <text:p text:style-name="P29">Mesures :</text:p>
            <text:p text:style-name="P40">Successivement transistor saturé et bloqué :</text:p>
            <text:list xml:id="list7815711582053631206" text:style-name="L5">
              <text:list-item>
                <text:p text:style-name="P32">Vb=2.972 – 0.176 V</text:p>
              </text:list-item>
              <text:list-item>
                <text:p text:style-name="P32">Vc=3.39 – 4.94 V</text:p>
              </text:list-item>
              <text:list-item>
                <text:p text:style-name="P32">Ve=2.442 – 0.096 V</text:p>
              </text:list-item>
              <text:list-item>
                <text:p text:style-name="P34">Vdigitale2=3.257</text:p>
              </text:list-item>
              <text:list-item>
                <text:p text:style-name="P30"><text:span text:style-name="T15">Ie=160 <text:s/>– 6.6 <text:s/></text:span><text:span text:style-name="T18">μA</text:span></text:p>
              </text:list-item>
            </text:list>
            <text:p text:style-name="P29">Analyse :</text:p>
            <text:list xml:id="list730327116905181847" text:style-name="L6">
              <text:list-item>
                <text:p text:style-name="P31"><text:span text:style-name="T18">L</text:span><text:span text:style-name="T15">e courant est plus faible, 160 au lieu de 188 <text:s/></text:span><text:span text:style-name="T18">μA</text:span></text:p>
              </text:list-item>
              <text:list-item>
                <text:p text:style-name="P31"><text:span text:style-name="T18">V</text:span><text:span text:style-name="T15">ce=3.39-2.442=0.948 au lieu de 0.3 V</text:span></text:p>
              </text:list-item>
              <text:list-item>
                <text:p text:style-name="P33">Vbe=2.972-2.442=0.53 au lieu de 0.7 V</text:p>
              </text:list-item>
              <text:list-item>
                <text:p text:style-name="P35"><text:span text:style-name="T34">VRb=3.257-2.972 → Ib=0.285/0.220 = 1.30 </text:span><text:span text:style-name="T35">μA </text:span><text:span text:style-name="T34">soit G=160/1.3 = 123</text:span></text:p>
              </text:list-item>
            </text:list>
            <text:p text:style-name="P17"/>
            <text:p text:style-name="P6"/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6.26cm" fo:margin-left="-0.199cm" table:align="left" style:writing-mode="lr-tb"/>
    </style:style>
    <style:style style:name="Tableau4.A" style:family="table-column">
      <style:table-column-properties style:column-width="14.122cm"/>
    </style:style>
    <style:style style:name="Tableau4.B" style:family="table-column">
      <style:table-column-properties style:column-width="2.13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2" text:anchor-type="as-char" svg:width="6.636cm" svg:height="2.381cm" draw:z-index="1"><draw:image xlink:href="Pictures/1000000000000F810000059044053676.jpg" xlink:type="simple" xlink:show="embed" xlink:actuate="onLoad"/></draw:frame></text:p>
      </style:header>
      <style:foot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Footer"><text:file-name text:display="full">/media/leruste/SAUVEGARDE1/Données/SCAO/Projet_SCAO/Anomalies/Fiche d'anomalie N°23.odt</text:file-name></text:p>
            </table:table-cell>
            <table:table-cell table:style-name="Tableau4.B1" office:value-type="string">
              <text:p text:style-name="MP2"><text:span text:style-name="Page_20_Number">Page 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’anomalie N°1</dc:title>
    <meta:initial-creator>Propriétaire</meta:initial-creator>
    <meta:creation-date>2014-10-03T17:19:00</meta:creation-date>
    <dc:date>2016-07-13T16:40:37.777001402</dc:date>
    <meta:print-date>2016-07-13T16:31:09.778101442</meta:print-date>
    <meta:editing-cycles>32</meta:editing-cycles>
    <meta:editing-duration>PT1H47M36S</meta:editing-duration>
    <meta:generator>LibreOffice/4.2.8.2$Linux_x86 LibreOffice_project/420m0$Build-2</meta:generator>
    <meta:document-statistic meta:table-count="2" meta:image-count="1" meta:object-count="0" meta:page-count="2" meta:paragraph-count="53" meta:word-count="607" meta:character-count="3447" meta:non-whitespace-character-count="2886"/>
  </office:meta>
</office:document-meta>
</file>